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425cm" fo:min-width="0.175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co1" style:family="table-column">
      <style:table-column-properties style:column-width="2.382cm" style:use-optimal-column-width="false"/>
    </style:style>
    <style:style style:name="co2" style:family="table-column">
      <style:table-column-properties style:column-width="2.379cm" style:use-optimal-column-width="false"/>
    </style:style>
    <style:style style:name="co3" style:family="table-column">
      <style:table-column-properties style:column-width="1.993cm" style:use-optimal-column-width="false"/>
    </style:style>
    <style:style style:name="co4" style:family="table-column">
      <style:table-column-properties style:column-width="1.99cm" style:use-optimal-column-width="false"/>
    </style:style>
    <style:style style:name="ro1" style:family="table-row">
      <style:table-row-properties style:row-height="1.753cm" style:use-optimal-row-height="false"/>
    </style:style>
    <style:style style:name="ro2" style:family="table-row">
      <style:table-row-properties style:row-height="1.752cm" style:use-optimal-row-height="false"/>
    </style:style>
    <style:style style:name="ro3" style:family="table-row">
      <style:table-row-properties style:row-height="1.463cm" style:use-optimal-row-height="false"/>
    </style:style>
    <style:style style:name="ro4" style:family="table-row">
      <style:table-row-properties style:row-height="1.464cm" style:use-optimal-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loext:graphic-properties draw:fill="none" draw:fill-color="#ffffff"/>
      <style:paragraph-properties fo:text-align="center"/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layer="layout" svg:width="9.524cm" svg:height="7.01cm" svg:x="5.127cm" svg:y="5.101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bg-none">
                <table:table-cell/>
                <table:table-cell/>
                <table:table-cell/>
                <table:table-cell/>
              </table:table-row>
              <table:table-row table:style-name="ro1" table:default-cell-style-name="bg-none">
                <table:table-cell/>
                <table:table-cell/>
                <table:table-cell/>
                <table:table-cell/>
              </table:table-row>
              <table:table-row table:style-name="ro1" table:default-cell-style-name="bg-none">
                <table:table-cell/>
                <table:table-cell/>
                <table:table-cell/>
                <table:table-cell/>
              </table:table-row>
              <table:table-row table:style-name="ro2" table:default-cell-style-name="bg-none">
                <table:table-cell/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custom-shape draw:style-name="gr3" draw:text-style-name="P1" draw:layer="layout" svg:width="0.953cm" svg:height="0.953cm" svg:x="5.762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953cm" svg:height="0.953cm" svg:x="8.202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953cm" svg:height="0.953cm" svg:x="10.524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953cm" svg:height="0.953cm" svg:x="13.065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953cm" svg:height="0.953cm" svg:x="5.762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953cm" svg:height="0.953cm" svg:x="8.302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953cm" svg:height="0.953cm" svg:x="10.524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953cm" svg:height="0.953cm" svg:x="13.064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953cm" svg:height="0.953cm" svg:x="5.762cm" svg:y="8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953cm" svg:height="0.953cm" svg:x="8.302cm" svg:y="8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953cm" svg:height="0.953cm" svg:x="10.524cm" svg:y="8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953cm" svg:height="0.953cm" svg:x="13.021cm" svg:y="8.9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953cm" svg:height="0.953cm" svg:x="5.762cm" svg:y="10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953cm" svg:height="0.953cm" svg:x="8.302cm" svg:y="10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953cm" svg:height="0.953cm" svg:x="10.525cm" svg:y="10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953cm" svg:height="0.953cm" svg:x="13.065cm" svg:y="10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1" draw:layer="layout" svg:width="0.953cm" svg:height="0.953cm" svg:x="4.015cm" svg:y="16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53cm" svg:height="0.953cm" svg:x="3.957cm" svg:y="19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53cm" svg:height="0.953cm" svg:x="3.857cm" svg:y="22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53cm" svg:height="0.953cm" svg:x="3.957cm" svg:y="25.1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953cm" svg:height="0.953cm" svg:x="7.985cm" svg:y="16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53cm" svg:height="0.953cm" svg:x="12.112cm" svg:y="16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53cm" svg:height="0.953cm" svg:x="16.022cm" svg:y="16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53cm" svg:height="0.953cm" svg:x="7.985cm" svg:y="19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53cm" svg:height="0.953cm" svg:x="7.985cm" svg:y="22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53cm" svg:height="0.953cm" svg:x="7.985cm" svg:y="25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53cm" svg:height="0.953cm" svg:x="12.112cm" svg:y="19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53cm" svg:height="0.953cm" svg:x="12.112cm" svg:y="22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53cm" svg:height="0.953cm" svg:x="12.112cm" svg:y="25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53cm" svg:height="0.953cm" svg:x="16.022cm" svg:y="19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53cm" svg:height="0.953cm" svg:x="15.922cm" svg:y="22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53cm" svg:height="0.953cm" svg:x="15.922cm" svg:y="25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3.947cm" svg:height="10.241cm" svg:x="3.562cm" svg:y="16.05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4" draw:text-style-name="P3" draw:layer="layout" svg:width="7.938cm" svg:height="1.27cm" svg:x="5.762cm" svg:y="2.27cm">
          <draw:text-box>
            <text:p text:style-name="P2">Original</text:p>
          </draw:text-box>
        </draw:frame>
        <draw:frame draw:style-name="gr4" draw:text-style-name="P3" draw:layer="layout" svg:width="7.938cm" svg:height="2.139cm" svg:x="5.762cm" svg:y="13.4cm">
          <draw:text-box>
            <text:p text:style-name="P2">Ampliado: aparecen hueco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6:25:22.424350469</meta:creation-date>
    <dc:date>2024-05-30T16:37:41.611809271</dc:date>
    <meta:editing-duration>PT12M19S</meta:editing-duration>
    <meta:editing-cycles>2</meta:editing-cycles>
    <meta:generator>LibreOffice/24.2.2.2$MacOSX_AARCH64 LibreOffice_project/d56cc158d8a96260b836f100ef4b4ef25d6f1a01</meta:generator>
    <meta:document-statistic meta:object-count="37"/>
  </office:meta>
</office:document-meta>
</file>